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StdDev of hate score distribution" table:style-name="ta1">
        <table:shapes>
          <draw:frame draw:z-index="0" draw:style-name="gr1" draw:text-style-name="P1" svg:width="6.2988in" svg:height="3.5429in" svg:x="8.3665in" svg:y="0.0394in">
            <draw:object draw:notify-on-update-of-ranges="'summary_counter_education_StdDev of hate score distribution'.A1:'summary_counter_education_StdDev of hate score distribution'.A1 'summary_counter_education_StdDev of hate score distribution'.A2:'summary_counter_education_StdDev of hate score distribution'.A6 'summary_counter_education_StdDev of hate score distribution'.B1:'summary_counter_education_StdDev of hate score distribution'.B1 'summary_counter_education_StdDev of hate score distribution'.B2:'summary_counter_education_StdDev of hate score distribution'.B6 'summary_counter_education_StdDev of hate score distribution'.C1:'summary_counter_education_StdDev of hate score distribution'.C1 'summary_counter_education_StdDev of hate score distribution'.C2:'summary_counter_education_StdDev of hate score distribution'.C6 'summary_counter_education_StdDev of hate score distribution'.D1:'summary_counter_education_StdDev of hate score distribution'.D1 'summary_counter_education_StdDev of hate score distribution'.D2:'summary_counter_education_StdDev of hate score distribution'.D6 'summary_counter_education_StdDev of hate score distribution'.E1:'summary_counter_education_StdDev of hate score distribution'.E1 'summary_counter_education_StdDev of hate score distribution'.E2:'summary_counter_education_StdDev of hate score distribution'.E6 'summary_counter_education_StdDev of hate score distribution'.F1:'summary_counter_education_StdDev of hate score distribution'.F1 'summary_counter_education_StdDev of hate score distribution'.F2:'summary_counter_education_StdDev of hate score distributio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35205586814807" calcext:value-type="float">
            <text:p>0.093520558681481</text:p>
          </table:table-cell>
          <table:table-cell office:value-type="float" office:value="0.103093796882938" calcext:value-type="float">
            <text:p>0.103093796882938</text:p>
          </table:table-cell>
          <table:table-cell office:value-type="float" office:value="0.108298916401723" calcext:value-type="float">
            <text:p>0.108298916401723</text:p>
          </table:table-cell>
          <table:table-cell office:value-type="float" office:value="0.113886308428431" calcext:value-type="float">
            <text:p>0.113886308428431</text:p>
          </table:table-cell>
          <table:table-cell office:value-type="float" office:value="0.128000001939793" calcext:value-type="float">
            <text:p>0.128000001939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2201624562714" calcext:value-type="float">
            <text:p>0.102201624562714</text:p>
          </table:table-cell>
          <table:table-cell office:value-type="float" office:value="0.101648612884685" calcext:value-type="float">
            <text:p>0.101648612884685</text:p>
          </table:table-cell>
          <table:table-cell office:value-type="float" office:value="0.112541869363795" calcext:value-type="float">
            <text:p>0.112541869363795</text:p>
          </table:table-cell>
          <table:table-cell office:value-type="float" office:value="0.119502461143563" calcext:value-type="float">
            <text:p>0.119502461143563</text:p>
          </table:table-cell>
          <table:table-cell office:value-type="float" office:value="0.124173607074844" calcext:value-type="float">
            <text:p>0.124173607074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1143984020734" calcext:value-type="float">
            <text:p>0.111143984020734</text:p>
          </table:table-cell>
          <table:table-cell office:value-type="float" office:value="0.116094213466066" calcext:value-type="float">
            <text:p>0.116094213466066</text:p>
          </table:table-cell>
          <table:table-cell office:value-type="float" office:value="0.117522062855687" calcext:value-type="float">
            <text:p>0.117522062855687</text:p>
          </table:table-cell>
          <table:table-cell office:value-type="float" office:value="0.121677770116248" calcext:value-type="float">
            <text:p>0.121677770116248</text:p>
          </table:table-cell>
          <table:table-cell office:value-type="float" office:value="0.127724344968055" calcext:value-type="float">
            <text:p>0.127724344968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0880300029464" calcext:value-type="float">
            <text:p>0.130880300029464</text:p>
          </table:table-cell>
          <table:table-cell office:value-type="float" office:value="0.132523938320759" calcext:value-type="float">
            <text:p>0.132523938320759</text:p>
          </table:table-cell>
          <table:table-cell office:value-type="float" office:value="0.133281796934959" calcext:value-type="float">
            <text:p>0.133281796934959</text:p>
          </table:table-cell>
          <table:table-cell office:value-type="float" office:value="0.135230928857791" calcext:value-type="float">
            <text:p>0.135230928857791</text:p>
          </table:table-cell>
          <table:table-cell office:value-type="float" office:value="0.137272847415232" calcext:value-type="float">
            <text:p>0.1372728474152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ot good metrics, since variance of basis distribution increases als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09:53:28.671820388</dc:date>
    <meta:editing-duration>PT4M26S</meta:editing-duration>
    <meta:editing-cycles>4</meta:editing-cycles>
    <meta:generator>LibreOffice/7.0.3.1$Linux_X86_64 LibreOffice_project/00$Build-1</meta:generator>
    <meta:document-statistic meta:table-count="1" meta:cell-count="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6" chart:maximum="0.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StdDev of hate score distribution'.A1:'summary_counter_education_StdDev of hate score distribution'.F6" chart:data-source-has-labels="both" svg:x="1.331cm" svg:y="0.18cm" svg:width="12.264cm" svg:height="7.659cm">
          <chart:coordinate-region svg:x="2.243cm" svg:y="0.38cm" svg:width="11.258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StdDev of hate score distribution'.A2:'summary_counter_education_StdDev of hate score distribution'.A6"/>
          </chart:axis>
          <chart:axis chart:dimension="y" chart:name="primary-y" chart:style-name="ch6">
            <chart:title svg:x="0.451cm" svg:y="6.342cm" chart:style-name="ch7">
              <text:p>stddev of hate score distribution</text:p>
            </chart:title>
            <chart:grid chart:style-name="ch8" chart:class="major"/>
          </chart:axis>
          <chart:series chart:style-name="ch9" chart:values-cell-range-address="'summary_counter_education_StdDev of hate score distribution'.B2:'summary_counter_education_StdDev of hate score distribution'.B6" chart:label-cell-address="'summary_counter_education_StdDev of hate score distribution'.B1:'summary_counter_education_StdDev of hate score distribution'.B1" chart:class="chart:line">
            <chart:data-point chart:repeated="5"/>
          </chart:series>
          <chart:series chart:style-name="ch10" chart:values-cell-range-address="'summary_counter_education_StdDev of hate score distribution'.C2:'summary_counter_education_StdDev of hate score distribution'.C6" chart:label-cell-address="'summary_counter_education_StdDev of hate score distribution'.C1:'summary_counter_education_StdDev of hate score distribution'.C1" chart:class="chart:line">
            <chart:data-point chart:repeated="5"/>
          </chart:series>
          <chart:series chart:style-name="ch11" chart:values-cell-range-address="'summary_counter_education_StdDev of hate score distribution'.D2:'summary_counter_education_StdDev of hate score distribution'.D6" chart:label-cell-address="'summary_counter_education_StdDev of hate score distribution'.D1:'summary_counter_education_StdDev of hate score distribution'.D1" chart:class="chart:line">
            <chart:data-point chart:repeated="5"/>
          </chart:series>
          <chart:series chart:style-name="ch12" chart:values-cell-range-address="'summary_counter_education_StdDev of hate score distribution'.E2:'summary_counter_education_StdDev of hate score distribution'.E6" chart:label-cell-address="'summary_counter_education_StdDev of hate score distribution'.E1:'summary_counter_education_StdDev of hate score distribution'.E1" chart:class="chart:line">
            <chart:data-point chart:repeated="5"/>
          </chart:series>
          <chart:series chart:style-name="ch13" chart:values-cell-range-address="'summary_counter_education_StdDev of hate score distribution'.F2:'summary_counter_education_StdDev of hate score distribution'.F6" chart:label-cell-address="'summary_counter_education_StdDev of hate score distribution'.F1:'summary_counter_education_StdDev of hate score distribution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StdDev of hate score distribution'.B1:'summary_counter_education_StdDev of hate score distribution'.B1</svg:desc>
                </draw:g>
              </table:table-cell>
              <table:table-cell office:value-type="string">
                <text:p>500</text:p>
                <draw:g>
                  <svg:desc>'summary_counter_education_StdDev of hate score distribution'.C1:'summary_counter_education_StdDev of hate score distribution'.C1</svg:desc>
                </draw:g>
              </table:table-cell>
              <table:table-cell office:value-type="string">
                <text:p>1000</text:p>
                <draw:g>
                  <svg:desc>'summary_counter_education_StdDev of hate score distribution'.D1:'summary_counter_education_StdDev of hate score distribution'.D1</svg:desc>
                </draw:g>
              </table:table-cell>
              <table:table-cell office:value-type="string">
                <text:p>2000</text:p>
                <draw:g>
                  <svg:desc>'summary_counter_education_StdDev of hate score distribution'.E1:'summary_counter_education_StdDev of hate score distribution'.E1</svg:desc>
                </draw:g>
              </table:table-cell>
              <table:table-cell office:value-type="string">
                <text:p>5000</text:p>
                <draw:g>
                  <svg:desc>'summary_counter_education_StdDev of hate score distribution'.F1:'summary_counter_education_StdDev of hate score distribution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StdDev of hate score distribution'.A2:'summary_counter_education_StdDev of hate score distribution'.A6</svg:desc>
                </draw:g>
              </table:table-cell>
              <table:table-cell office:value-type="float" office:value="0.075">
                <text:p>0.075</text:p>
                <draw:g>
                  <svg:desc>'summary_counter_education_StdDev of hate score distribution'.B2:'summary_counter_education_StdDev of hate score distribution'.B6</svg:desc>
                </draw:g>
              </table:table-cell>
              <table:table-cell office:value-type="float" office:value="0.081">
                <text:p>0.081</text:p>
                <draw:g>
                  <svg:desc>'summary_counter_education_StdDev of hate score distribution'.C2:'summary_counter_education_StdDev of hate score distribution'.C6</svg:desc>
                </draw:g>
              </table:table-cell>
              <table:table-cell office:value-type="float" office:value="0.091">
                <text:p>0.091</text:p>
                <draw:g>
                  <svg:desc>'summary_counter_education_StdDev of hate score distribution'.D2:'summary_counter_education_StdDev of hate score distribution'.D6</svg:desc>
                </draw:g>
              </table:table-cell>
              <table:table-cell office:value-type="float" office:value="0.098">
                <text:p>0.098</text:p>
                <draw:g>
                  <svg:desc>'summary_counter_education_StdDev of hate score distribution'.E2:'summary_counter_education_StdDev of hate score distribution'.E6</svg:desc>
                </draw:g>
              </table:table-cell>
              <table:table-cell office:value-type="float" office:value="0.118">
                <text:p>0.118</text:p>
                <draw:g>
                  <svg:desc>'summary_counter_education_StdDev of hate score distribution'.F2:'summary_counter_education_StdDev of hate score distribution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35205586814807">
                <text:p>0.0935205586814807</text:p>
              </table:table-cell>
              <table:table-cell office:value-type="float" office:value="0.103093796882938">
                <text:p>0.103093796882938</text:p>
              </table:table-cell>
              <table:table-cell office:value-type="float" office:value="0.108298916401723">
                <text:p>0.108298916401723</text:p>
              </table:table-cell>
              <table:table-cell office:value-type="float" office:value="0.113886308428431">
                <text:p>0.113886308428431</text:p>
              </table:table-cell>
              <table:table-cell office:value-type="float" office:value="0.128000001939793">
                <text:p>0.128000001939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2201624562714">
                <text:p>0.102201624562714</text:p>
              </table:table-cell>
              <table:table-cell office:value-type="float" office:value="0.101648612884685">
                <text:p>0.101648612884685</text:p>
              </table:table-cell>
              <table:table-cell office:value-type="float" office:value="0.112541869363795">
                <text:p>0.112541869363795</text:p>
              </table:table-cell>
              <table:table-cell office:value-type="float" office:value="0.119502461143563">
                <text:p>0.119502461143563</text:p>
              </table:table-cell>
              <table:table-cell office:value-type="float" office:value="0.124173607074844">
                <text:p>0.1241736070748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1143984020734">
                <text:p>0.111143984020734</text:p>
              </table:table-cell>
              <table:table-cell office:value-type="float" office:value="0.116094213466066">
                <text:p>0.116094213466066</text:p>
              </table:table-cell>
              <table:table-cell office:value-type="float" office:value="0.117522062855687">
                <text:p>0.117522062855687</text:p>
              </table:table-cell>
              <table:table-cell office:value-type="float" office:value="0.121677770116248">
                <text:p>0.121677770116248</text:p>
              </table:table-cell>
              <table:table-cell office:value-type="float" office:value="0.127724344968055">
                <text:p>0.1277243449680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0880300029464">
                <text:p>0.130880300029464</text:p>
              </table:table-cell>
              <table:table-cell office:value-type="float" office:value="0.132523938320759">
                <text:p>0.132523938320759</text:p>
              </table:table-cell>
              <table:table-cell office:value-type="float" office:value="0.133281796934959">
                <text:p>0.133281796934959</text:p>
              </table:table-cell>
              <table:table-cell office:value-type="float" office:value="0.135230928857791">
                <text:p>0.135230928857791</text:p>
              </table:table-cell>
              <table:table-cell office:value-type="float" office:value="0.137272847415232">
                <text:p>0.13727284741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